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85.26" calcext:value-type="float">
            <text:p>85.26</text:p>
          </table:table-cell>
          <table:table-cell table:formula="of:=13.25/20" office:value-type="float" office:value="0.6625" calcext:value-type="float">
            <text:p>0.6625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8.76" calcext:value-type="float">
            <text:p>98.76</text:p>
          </table:table-cell>
          <table:table-cell table:formula="of:=14/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table:formula="of:=83+10" office:value-type="float" office:value="93" calcext:value-type="float">
            <text:p>9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6"/>
          <table:table-cell table:formula="of:=20-6.75" office:value-type="float" office:value="13.25" calcext:value-type="float">
            <text:p>13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22">00/00/0000</text:date>, <text:time style:data-style-name="N2" text:time-value="17:05:29.65064293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4-22T17:12:46.312468612</dc:date>
    <meta:editing-duration>PT1H56M18S</meta:editing-duration>
    <meta:editing-cycles>28</meta:editing-cycles>
    <meta:document-statistic meta:table-count="1" meta:cell-count="147" meta:object-count="0"/>
  </office:meta>
</office:document-meta>
</file>